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1" svg:font-family="Gargi-1.2b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P1" style:family="paragraph" style:parent-style-name="Preformatted_20_Text">
      <style:text-properties officeooo:rsid="0014f263" officeooo:paragraph-rsid="0014f263"/>
    </style:style>
    <style:style style:name="P2" style:family="paragraph" style:parent-style-name="Header">
      <style:paragraph-properties fo:text-align="center" style:justify-single-word="false"/>
      <style:text-properties officeooo:rsid="001657ad" officeooo:paragraph-rsid="001657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gi-1.2b1" svg:font-family="Gargi-1.2b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gi-1.2b1" style:font-family-complex="Gargi-1.2b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657ad" officeooo:paragraph-rsid="001657a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Lab 3 Repor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11T18:51:30.931370594</dc:date>
    <meta:generator>LibreOffice/4.2.4.2$Linux_x86 LibreOffice_project/420m0$Build-2</meta:generator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12" meta:non-whitespace-character-count="10"/>
  </office:meta>
</office:document-meta>
</file>